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1,7 2412">
            <text:p>test_Parser(primitives): 1,7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1.7">
            <text:p>1,7 sec</text:p>
          </table:table-cell>
          <table:table-cell table:style-name="ce162" table:formula="of:=TESTSTAT(&quot;count&quot;; [.B46])" office:value-type="float" office:value="2412">
            <text:p>2412</text:p>
          </table:table-cell>
          <table:table-cell table:style-name="ce164" table:formula="of:=[.E46]/[.D46]" office:value-type="float" office:value="1418.82352941176">
            <text:p>1418,8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1,8 1546">
            <text:p>test_Parser(multiplicity): 1,8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1.8">
            <text:p>1,8 sec</text:p>
          </table:table-cell>
          <table:table-cell table:style-name="ce162" table:formula="of:=TESTSTAT(&quot;count&quot;; [.B47])" office:value-type="float" office:value="1546">
            <text:p>1546</text:p>
          </table:table-cell>
          <table:table-cell table:style-name="ce164" table:formula="of:=[.E47]/[.D47]" office:value-type="float" office:value="858.888888888889">
            <text:p>858,9 a/sec</text:p>
          </table:table-cell>
          <table:table-cell table:number-columns-repeated="4"/>
        </table:table-row>
        <table:table-row table:style-name="ro6">
          <table:table-cell/>
          <table:table-cell table:formula="of:=TEST_PARSER(&quot;basic&quot;)" office:value-type="string" office:string-value="test_Parser(basic): 6,6 9107">
            <text:p>test_Parser(basic): 6,6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6.6">
            <text:p>6,6 sec</text:p>
          </table:table-cell>
          <table:table-cell table:style-name="ce162" table:formula="of:=TESTSTAT(&quot;count&quot;; [.B48])" office:value-type="float" office:value="9107">
            <text:p>9107</text:p>
          </table:table-cell>
          <table:table-cell table:style-name="ce164" table:formula="of:=[.E48]/[.D48]" office:value-type="float" office:value="1379.84848484848">
            <text:p>1379,8 a/sec</text:p>
          </table:table-cell>
          <table:table-cell table:number-columns-repeated="4"/>
        </table:table-row>
        <table:table-row table:style-name="ro6">
          <table:table-cell/>
          <table:table-cell table:formula="of:=TEST_PARSER(&quot;special&quot;)" office:value-type="string" office:string-value="test_Parser(special): 0,9 479">
            <text:p>test_Parser(special): 0,9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0.9">
            <text:p>0,9 sec</text:p>
          </table:table-cell>
          <table:table-cell table:style-name="ce162" table:formula="of:=TESTSTAT(&quot;count&quot;; [.B49])" office:value-type="float" office:value="479">
            <text:p>479</text:p>
          </table:table-cell>
          <table:table-cell table:style-name="ce164" table:formula="of:=[.E49]/[.D49]" office:value-type="float" office:value="532.222222222222">
            <text:p>532,2 a/sec</text:p>
          </table:table-cell>
          <table:table-cell table:number-columns-repeated="4"/>
        </table:table-row>
        <table:table-row table:style-name="ro6">
          <table:table-cell/>
          <table:table-cell table:formula="of:=TEST_PARSER(&quot;numbers&quot;)" office:value-type="string" office:string-value="test_Parser(numbers): 3,1 3046">
            <text:p>test_Parser(numbers): 3,1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3.1">
            <text:p>3,1 sec</text:p>
          </table:table-cell>
          <table:table-cell table:style-name="ce162" table:formula="of:=TESTSTAT(&quot;count&quot;; [.B50])" office:value-type="float" office:value="3046">
            <text:p>3046</text:p>
          </table:table-cell>
          <table:table-cell table:style-name="ce164" table:formula="of:=[.E50]/[.D50]" office:value-type="float" office:value="982.58064516129">
            <text:p>982,6 a/sec</text:p>
          </table:table-cell>
          <table:table-cell table:number-columns-repeated="4"/>
        </table:table-row>
        <table:table-row table:style-name="ro6">
          <table:table-cell/>
          <table:table-cell table:formula="of:=TEST_PARSER(&quot;types&quot;)" office:value-type="string" office:string-value="test_Parser(types): 6,8 11149">
            <text:p>test_Parser(types): 6,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6.8">
            <text:p>6,8 sec</text:p>
          </table:table-cell>
          <table:table-cell table:style-name="ce162" table:formula="of:=TESTSTAT(&quot;count&quot;; [.B51])" office:value-type="float" office:value="11149">
            <text:p>11149</text:p>
          </table:table-cell>
          <table:table-cell table:style-name="ce164" table:formula="of:=[.E51]/[.D51]" office:value-type="float" office:value="1639.55882352941">
            <text:p>1639,6 a/sec</text:p>
          </table:table-cell>
          <table:table-cell table:number-columns-repeated="4"/>
        </table:table-row>
        <table:table-row table:style-name="ro6">
          <table:table-cell table:number-columns-repeated="3"/>
          <table:table-cell table:style-name="ce161" table:formula="of:=SUM([.D46:.D51])" office:value-type="float" office:value="20.9">
            <text:p>20,9 sec</text:p>
          </table:table-cell>
          <table:table-cell table:style-name="ce163" table:formula="of:=SUM([.E46:.E51])" office:value-type="float" office:value="27739">
            <text:p>27739</text:p>
          </table:table-cell>
          <table:table-cell table:style-name="ce165" table:formula="of:=[.E52]/[.D52]" office:value-type="float" office:value="1327.22488038278">
            <text:p>1327,2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8,8 27734">
            <text:p>test_Parser(all): 18,8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18.8">
            <text:p>18,8 sec</text:p>
          </table:table-cell>
          <table:table-cell table:style-name="ce162" table:formula="of:=TESTSTAT(&quot;count&quot;; [.B54])" office:value-type="float" office:value="27734">
            <text:p>27734</text:p>
          </table:table-cell>
          <table:table-cell table:style-name="ce164" table:formula="of:=[.E54]/[.D54]" office:value-type="float" office:value="1475.21276595745">
            <text:p>1475,2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3">23.05.2017</text:date>, <text:time>22:21:16</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23T22:21:16.26</dc:date>
    <meta:editing-duration>P161DT4H19M1S</meta:editing-duration>
    <meta:editing-cycles>706</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Of(a)
		tb = typeOf(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Equal(toString(compose(f, g)), toString(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that is because it uses applyToList, which doesn't do
	''an actual call until more args come in
	'assertThrows("compose", Array(Nothing, Fn.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R &amp; "LBound=" &amp; LBound(v) &amp; ", UBound=" &amp; UBound(v))
End Function

'= tests ============================================================

Function test_Array()
	test_getBounds()
	test_getSizes()
	test_getDim()
	test_Array_emptyArray()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Const TList_tyname = "TList"
Type TList
	tyname As String
	ctor As Object
	head As Variant
	tail As TList
	len As Integer
End Type

Sub Main
	'show(Env_toString(TList))
	test_List()
End Sub

Function TList()
	Static out As Object : If isNull(out) Then
		Dim tv As Variant, t As Variant
		tv = mkTypeVar("a")
		t = mkTypeCtor("List", List(tv))
		out = envEmpty
		out = extend(out, cons, mkArrowType(tv, t))
		out = extend(out, nil, t)
		out = extend(envEmpty, "DataCtors", out)
		'out = extend(out, "TypeArgs", "a")
		out = extend(out, "TypeCtor", t)
		End If
	TList = out
End Function

' --- constructors ---

Function _newList(head As Variant, tail As TList) As TList
	Dim out As New TList
	out.tyname = TList_tyname
	out.head = head
	out.tail = tail
	_newList = out
End Function

Function nil() As TList
	Static out As Object
	If isNull(out) Then
		out = _newList(Empty, Nothing)
		out.ctor = out
		out.len = 0
	End If
	nil = out
End Function

Function cons(Optional x, Optional xs)
	Static oFn As Object : If isNull(oFn) Then : oFn = Fn.cons : End If
	Dim out As Variant
	If isMissing(x) Then :		out = oFn
	ElseIf isMissing(xs) Then : out = apply1(oFn, x)
	ElseIf isList(xs) Then
		out = _newList(x, xs)
		out.ctor = oFn
		out.len = xs.len + 1
	Else
		croak("cons: invalid tail - expected a List but got a " &amp; typeOf(xs) &amp; ":" &amp; NL &amp; toString(xs))
	End If
	cons = out
End Function

' --- destructors ---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length(Optional xs As TList)
	If isMissing(xs) Then : length = Fn.length : Else
		length = xs.len
	End If
End Function

' --- type test ---

Function isList(Optional x As Variant)
	If isMissing(x) Then
		isList = Fn.isList
	Else
		isList = (typeOf(x) = typeOf(nil))
	End If
End Function

' --- ctor test ---

Function isNil(Optional xs As TList)
	If isMissing(xs) Then : isNil = Fn.isNil : Else
		isNil = (xs.len = 0)
	End If
End Function

' --- toString ---

Function TList_toString(xs As TList)
'	concat "[" (concat (foldl1 (\acc.(concat acc) ° (concat ", "))) "[" (map toString xs)) "]"
	Dim result As String
	result = "[" &amp; Join(toArray(map(Fn.toString, xs)), ", ") &amp; "]"
	TList_toString = result
End Function

' --- equality ---

Function TList_equ(xs As TList, ys As TList) As Boolean
	Dim out As Boolean
	out = False
	Dim n As Integer
	n = length(xs)
	
	If n = length(ys) Then
TList_equ_compare_elems:
		If n = 0 Then
			out = True
		Else
			On Local Error Goto TList_equ_end ' if cars are incomparable
			If equ(car(xs), car(ys)) Then
				' tail-call:
				'out = TList_equ(cdr(xs), cdr(ys))
				xs = cdr(xs)
				ys = cdr(ys)
				n = n - 1
				Goto TList_equ_compare_elems
			End If
		End If
	End If
TList_equ_end:
	TList_equ = out
End Function


' --- fns on List ---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Optional f As Object, Optional acc, Optional ByVal xs As TList)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Static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Static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ByVal xs As TList)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As TList)
	Dim n As Integer
	n = length(xs) - 1
	If n = -1 Then
		toArray = Array()
	Else
		Dim out(0 To n)
		Dim i As Integer
		For i = 0 To n
			out(i) = car(xs)
			xs = cdr(xs)
		Next i
		toArray = ou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 tail-call: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cons, Array(42, 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Equal(equ(nil, Empty), False).x	' Empty is comparable to anything
	assertEqual(equ(Empty, nil), False).x

	assertEqual(equ(nil,		Nothing),		False).x	' TList is an Object type,
	assertEqual(equ(Nothing,	nil),			False).x	' ... so it's comparable to Nothing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assertEqual(equ(List(1, 2),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ctorOf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isList		As Object
	isNil		As Object
	cons		As Object
	length		As Object
	car			As Object
	cdr			As Object
	cadr		As Object
	caddr		As Object
	map			As Object
	filter		As Object
	skipWhile	As Object
	skipUntil	As Object
	foldl		As Object
	foldr		As Object
	foldl1		As Object
'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isPattern			As Object
	TPattern_toString	As Object
	matches				As Object
	
	isExpr				As Object
End Type


Sub Main
	test_Fn()
End Sub


Function Fn
	Static result As Object
	If isNull(result) Then
		Set result = New TFnObjs
		result.ctorOf	= lookupFn("ctorOf")
		
		result.isEmpty	= lookupFn("isEmpty")
		result.isString	= lookupFn("isString")

		result.id      	= lookupFn("id")
		result.fstArg  	= lookupFn("fstArg")
		result.sndArg  	= lookupFn("sndArg")
		result.swap    	= lookupFn("swap")
		result.compose 	= lookupFn("compose")
		result.ite 		= lookupFn("ite")
		result.asc 		= lookupFn("asc")
		result.chr 		= lookupFn("chr")
		result.ucase	= lookupFn("ucase")
		result.lcase	= lookupFn("lcase")
		result.add 		= lookupFn("add")
		result.mul 		= lookupFn("mul")
		result.toString = lookupFn("toString")
		result.concat	= lookupFn("concat")
		result.readHex	= lookupFn("readHex")
		result.equ		= lookupFn("equ")
		result.neq		= lookupFn("neq")
		result.inRange	= lookupFn("inRange")
		
		result.TFn_toString = lookupFn("TFn_toString")
		result.applyToList 	= lookupFn("applyToList")

		result.isList	= lookupFn("isList")
		result.isNil	= lookupFn("isNil")
		result.cons		= lookupFn("cons")
		result.length	= lookupFn("length")
		result.car 		= lookupFn("car")
		result.cdr 		= lookupFn("cdr")
		result.cadr 	= lookupFn("cadr")
		result.caddr 	= lookupFn("caddr")
		result.map		= lookupFn("map")
		result.filter	= lookupFn("filter")
		result.skipWhile = lookupFn("skipWhile")
		result.skipUntil = lookupFn("skipUntil")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pMany		= lookupFn("pMany")
		result.pMany1		= lookupFn("pMany1")
		result.pZeroOrOne	= lookupFn("pZeroOrOne")
		result.pZeroOrOne2	= lookupFn("pZeroOrOne2")
		result.mkTypeVar		  = lookupFn("mkTypeVar")
		result.maybeMakeArrowType = lookupFn("maybeMakeArrowType")
		result.mkTypeCtor		  = lookupFn("mkTypeCtor")
		result.mkTupleType		  = lookupFn("mkTupleType")

		result.TASN_dot 		= lookupFn("TASN_dot")
		result.TASN_toString 	= lookupFn("TASN_toString")
		result.mkASN			= lookupFn("mkASN")
		result.mkDtTerminal		= lookupFn("mkDtTerminal")
		result.mkDtCClass		= lookupFn("mkDtCClass")
		result.mkDtNonterminal  = lookupFn("mkDtNonterminal")
		result.mkDtMult  		= lookupFn("mkDtMult")
		
		result.isPattern			= lookupFn("isPattern")
		result.TPattern_toString	= lookupFn("TPattern_toString")
		result.matches				= lookupFn("matches")
		
		result.isExpr			= lookupFn("isExpr")
	End If
	Fn = result
End Function

Function newFn(name As String, arity As Integer, Optional typ)
	Dim result As New TFn
	result.tyname = TFn_tyname
	result.which = name
	result.arity = arity
	If Not(isMissing(typ)) Then
		result.str = name &amp; " :: " &amp; typ
	Else
		result.str = name
	End If
	newFn = resul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ctorOf",			1, "Any -&gt; Maybe DataCtor"), _
			_
			newFn("isEmpty",		1, "Any -&gt; Bool"), _
			newFn("isString",		1, "Any -&gt; Bool"), _
			_
			newFn("toString",		1, "Any -&gt; Str"), _
			newFn("id",				1, "a -&gt; a"), _
			newFn("fstArg",			2, "a -&gt; b -&gt; a"), _
			newFn("sndArg",			1,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neq",			2, "a -&gt; a -&gt; Bool"), _
			newFn("concat",			2, "Str -&gt; Str -&gt; Str"), _
			newFn("asc",			1, "Char -&gt; Int"), _
			newFn("chr",			1, "Int -&gt; Char"), _
			newFn("ucase",			1, "Str -&gt; Str"), _
			newFn("lcase",			1, "Str -&gt; Str"), _
			newFn("readHex",		1, "Str -&gt; Long"), _
			_
			newFn("TFn_toString",	1, "(a -&gt; b) -&gt; Str"), _
			newFn("applyToList",	2), _
			newFn("existsF",		1), _
			newFn("arityF", 		1), _
			_
			newFn("TList_toString",	1), _
			newFn("TList_equ",		2), _
			newFn("isList",			1, "Any -&gt; Bool"), _
			newFn("isNil",			1, "[a] -&gt; Bool"), _
			newFn("cons",			2, "a -&gt; [a] -&gt; [a]"), _
			newFn("length",			1), _
			newFn("car",			1), _
			newFn("cdr",			1), _
			newFn("cadr",			1), _
			newFn("caddr",			1), _
			newFn("map",			2, "(a -&gt; b) -&gt; [a] -&gt; [b]"), _
			newFn("filter",			2, "(a -&gt; Bool) -&gt; [a] -&gt; [a]"), _
			newFn("skipWhile",		2, "(a -&gt; Bool) -&gt; [a] -&gt; [a]"), _
			newFn("skipUntil",		2, "(a -&gt; Bool) -&gt; [a] -&gt; [a]"), _
			newFn("foldl",			3), _
			newFn("foldr",			3), _
			newFn("foldl1",			2), _
			newFn("foldr1",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pMany",				1, "Parser a -&gt; Parser [a]"), _
			newFn("pMany1",				1, "Parser a -&gt; Parser [a]"), _
			newFn("pZeroOrOne",			1, "Parser a -&gt; Parser (Maybe a)"), _
			newFn("pZeroOrOne2",		2, "Parser a -&gt; a -&gt; Parser a"), _
			newFn("mkTypeVar",			1, "Char -&gt; Str"), _
			newFn("maybeMakeArrowType",	2, "Typ -&gt; Maybe Typ -&gt; Typ"), _
			newFn("mkTypeCtor",			2, "Str -&gt; [Typ] -&gt; Typ"), _
			newFn("mkTupleType",		2, "Typ -&gt; [Typ] -&gt; Typ"), _
			_
			newFn("TASN_dot",			2, "Str -&gt; ASN -&gt; Any"), _
			newFn("TASN_toString",		1, "ASN -&gt; Str"), _
			newFn("mkASN",				3, "Any -&gt; a -&gt; [b] -&gt; ASN"), _
			newFn("mkDtTerminal",		1, "Str -&gt; ASN"), _
			newFn("mkDtCClass",			2, "Str -&gt; Str -&gt; ASN"), _
			newFn("mkDtNonterminal",	2, "Str -&gt; [ASN] -&gt; ASN"), _
			newFn("mkDtMult",			2, "Str -&gt; [ASN] -&gt; ASN"), _
			_
			newFn("isPattern",			1, "Any -&gt; Bool"), _
			newFn("TPattern_toString",	1, "Pattern a -&gt; Str"), _
			newFn("matches",			3, "Pattern a -&gt; Maybe Env -&gt; a -&gt; Maybe Env"), _
			_
			newFn("isExpr",				1, "Any -&gt; Bool")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ctorOf":		result = ctorOf(	a0)
		
		Case "isEmpty":		result = isEmpty(	a0)
		Case "isString":	result = isString(	a0)

		Case "id": 			result = a0
		Case "sndArg":		result = sndArg(	a0)
		Case "asc":			result = Asc(		a0)
		Case "chr":			result = Chr(		a0)
		Case "ucase":		result = UCase(		a0)
		Case "lcase":		result = LCase(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pMany":		result = pMany(		a0)
		Case "pMany1":		result = pMany1(	a0)
		Case "pZeroOrOne":	result = pZeroOrOne(a0)
		Case "mkTypeVar":	result = mkTypeVar(	a0)
		Case "TFn_toString":		result = TFn_toString(		a0)
		Case "TList_toString":		result = TList_toString(	a0)
		Case "TParser_toString":	result = TParser_toString(	a0)
		Case "TASN_toString":		result = TASN_toString(		a0)
		Case "mkDtTerminal":		result = mkDtTerminal(		a0)
		Case "isPattern":			result = isPattern(	a0)
		Case "TPattern_toString":	result = TPattern_toString(	a0)
		Case "isExpr":				result = isExpr(			a0)
		Case Else
			Goto applyLast_doTheCall
	End Select
	applyLast = result
	Exit Function
applyLast_of_two:
	a0 = car(reverseArgs) 'fn.args(0)
	a1 = arg
	Select Case name
		Case "fstArg":		result = a0
		Case "add":			result = CLng(a0 + a1)
		Case "mul":			result = CLng(a0 * a1)
		Case "concat":		result = a0 &amp; a1
		Case "equ":			result = equ(			a0, a1)
		Case "neq":			result = Not(equ(		a0, a1))
		Case "applyToList":	result = applyToList(	a0, a1)
		Case "cons":		result = cons(			a0, a1)
		Case "map":			result = map(			a0, a1)
		Case "filter":		result = filter(		a0, a1)
		Case "skipWhile":	result = skipWhile(		a0, a1)
		Case "skipUntil":	result = skipUntil(		a0, a1)
		Case "foldl1":		result = foldl1(		a0, a1)
'		Case "foldr1":		result = foldr1(		a0, a1)
		Case "adjoin":		result = adjoin(		a0, a1)
		Case "mkParser":	result = mkParser(		a0, a1)
		Case "pBind":		result = pBind(			a0, a1)
		Case "pChoice":		result = pChoice(		a0, a1)
		Case "pZeroOrOne2":	result = pZeroOrOne2(	a0, a1)
		Case "maybeMakeArrowType": result = maybeMakeArrowType(a0, a1)
		Case "mkTypeCtor":	result = mkTypeCtor(	a0, a1)
		Case "mkTupleType":	result = mkTupleType(	a0, a1)
		Case "TASN_dot":	result = TASN_dot(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_compose(a0, a1, a2)	'	apply(a0, apply(a1, a2))	'
		Case "inRange":		result = CBool( (a0 &lt;= a2) And (a2 &lt;= a1) )
		Case "foldl":		result = foldl(		a0, a1, a2)
		Case "foldr":		result = foldr(		a0, a1, a2)
		Case "mkASN":		result = mkASN(		a0, a1, a2)
		Case "matches":		result = matches(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Of is the BASIC type, not the actual fn type
	assertEqual(typeOf(eq5), typeOf(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isParser = (typeOf(x) = typeOf(pFail))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Of(actVal)
		expTyp = typeOf(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Of(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Of(children) = typeOf(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a = Any
'                | Val a
'                | Var Str
'                | Dat TypeCtor [Pattern Any]  ~~~~~

Const TPattern_tyname = "TPattern"
Type TPattern
	tyname	As String
	which	As String
	a0		As Variant
End Type


Sub Main
	[test_Pattern======================================]
End Sub


Function newPattern(which As String, a0 As Variant)
	Dim out As New TPattern
	out.tyname = TPattern_tyname
	out.which  = which
	out.a0	   = a0
	newPattern = out
End Function

Function isPattern(Optional x As Variant)
	Static oFn As Object : If isNull(oFn) Then : oFn = Fn.isPattern : End If
	Dim out As Variant
	If isMissing(x) Then
		out = oFn
	Else
		out = (typeOf(x) = "Object/" &amp; TPattern_tyname)
	End If
	isPattern = out
End Function

Function TPattern_toString(p As Object)
	Dim out As Variant
	Select Case p.which
		Case "Any":			out = "_"
		Case "Var":			out = p.a0
		Case "Val"
			If isEmpty(p.a0) Then
				out = "()"
			Else
				out = toString(p.a0)
			End If
		Case "Dat":			out = getFnName(p.a0)
		Case "App"
			out = "(" &amp; TPattern_toString(p.a0) _
				&amp; " " &amp; TPattern_toString(p.a1) _
				&amp; ")"
		Case "List.nil":	out = "[]"
		Case "List.cons"
			Dim patHd As Object, patTl As Object
			patHd = car(p.a0)
			patTl = cadr(p.a0)
			If (patTl.which = patList_nil.which) Then
				out = "[" _
					&amp; TPattern_toString(patHd) _
					&amp; "]"
			Else
				out = "(" _
					&amp; TPattern_toString(patHd) _
					&amp; ":" _
					&amp; TPattern_toString(patTl) _
					&amp; ")"
			End If
		Case "ASN"
			out = "(ASN " _
				&amp; TPattern_toString(car(p.a0)) _
				&amp; " " _
				&amp; TPattern_toString(cadr(p.a0)) _
				&amp; " " _
				&amp; TPattern_toString(caddr(p.a0)) _
				&amp; ")"
		Case Else
			croak("TPattern_toString: unsupported pattern .which = " &amp; toString(p.which))
	End Select
	TPattern_toString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matches( _
	Optional ByRef p As Object, _
	Optional ByRef e As Variant, _
	Optional ByVal x As Variant _
)
	Static oFn As Object : If isNull(oFn) Then : oFn = Fn.matches : End If
	Dim out As Variant
	If isMissing(e) Then 		: out = oFn
	ElseIf isMissing(p) Then 	: out = apply(oFn, e)
	ElseIf isMissing(x) Then	: out = apply(oFn, e, p)
	ElseIf isEmpty(e) Then		: out = Empty
	Else
		out = _matches(p, e, x, nil)
	End If
	matches = out
End Function

Function _matches( _
	ByVal p As Object, _
	ByVal e As Variant, _
	ByVal x As Variant, _
	ByVal args As Object _
)
	If isEmpty(e) Then
		_matches = Empty
		Exit Function
	End If
	Dim out As Variant, u As Variant
_matches_dispatch:
	Select Case p.which
		Case "Any": 	out = e
		Case "Val"
			u = p.a0
_matches_Val_equalityTest: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isPattern()
	test_Pattern_toString()
	test_Pattern_matches_Any()
	test_Pattern_matches_Val()
	test_Pattern_matches_Var()
	test_Pattern_matches_List()
	test_Pattern_matches_ASN()
End Function

Function test_Pattern_isPattern()
	assertEqual(isPattern(patAny), 			True).x
	
	assertEqual(isPattern(patVal(Empty)), 	True).x
	assertEqual(isPattern(patVal(Nothing)), True).x
	assertEqual(isPattern(patVal("")), 		True).x
	assertEqual(isPattern(patVal("a")),		True).x
	
	assertEqual(isPattern(patVar("a")),		True).x
	assertEqual(isPattern(patVar("b")),		True).x

	assertEqual(isPattern(patList_nil),						True).x
	assertEqual(isPattern(patList_cons(patAny, patAny)),	True).x

	assertEqual(isPattern(patASN(patAny, patAny, pat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Any),   		      "_").x

	assertEqual(toString(patVal(Empty)), 	     "()").x

	assert_toString_equals(patVal(Nothing),   Nothing).x
	assert_toString_equals(patVal(True),	     True).x
	assert_toString_equals(patVal(False),	    False).x
	assert_toString_equals(patVal(""), 		       "").x
	assert_toString_equals(patVal("a"), 	      "a").x
	assert_toString_equals(patVal("foo"), 	    "foo").x
	assert_toString_equals(patVal(CR), 	  	       CR).x
	assert_toString_equals(patVal(LF), 	  	       LF).x
	assert_toString_equals(patVal(TAB),   	      TAB).x
	assert_toString_equals(patVal(    0),           0).x
	assert_toString_equals(patVal(    1),           1).x
	assert_toString_equals(patVal(    2),           2).x
	assert_toString_equals(patVal( 4711),        4711).x
	assert_toString_equals(patVal(3.1415),     3.1415).x
	assert_toString_equals(patVal(CLng(42)), CLng(42)).x
	assert_toString_equals(patVal(CLng(42)),       42).x
	
	assertEqual(toString(patVar("a")), "a").x
	assertEqual(toString(patVar("b")), "b").x
	
	assertEqual(toString(patDat(cons)), "cons").x
	'assertEqual(toString(patDat(nil)),  "nil").x ' TODO: handle 0-arity datactors
	
	p = xpApp(xpApp(patDat(cons), patVar("x")), patVar("xs"))
	assertEqual(TPattern_toString(p), "((cons x) xs)").x
	
	assertEqual(toString(patList_nil), 					"[]").x
	assertEqual(toString(patList_cons(patAny, patAny)), "(_:_)").x
	assertEqual(toString(patList_cons(patVar("x"), patList_nil)), "[x]").x
	
	assertEqual(toString(patASN(patVar("lbl"), patVal(Empty), patList_nil)), "(ASN lbl ()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es(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es_Any()
	Dim p As TPattern, f As Object, e As Object
	f = matches
	e = envEmpty
	assertEqual(arity(f), 3).x
	
	p = patAny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End Function

Function test_Pattern_matches_Val()
	Dim p As TPattern, f As Object, e As Object
	f = matches
	e = envEmpty

	p = patVal(Empty)
	assert_matches(p, e, Empty).x
	refute_matches(p, e, Array( _
		       Nothing, _
		True, False, _
		"", "a", "b", "foo", _
		0, 1, 2, 3, 4711, CLng(4711), 3.1415, _
		nil, List(nil), List(1, 2, 3) _
	)).x
	' under env = Empty (None) it does not match anything:
	refute_matches(p, Empty, Array( _
		Empty, Nothing, _
		True, False, _
		"", "a", "b", "foo", _
		0, 1, 2, 3, 4711, CLng(4711), 3.1415, _
		nil, List(nil), List(1, 2, 3) _
	)).x
		
	p = patVal(Nothing)
	assert_matches(p, e, Nothing).x
	refute_matches(p, e, Array( _
		Empty, _
		nil, List(nil), List(1, 2, 3) _
	)).x
	f = matches(p, e)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p = patVal("")
	assert_matches(p, e, "").x
	refute_matches(p, e, Array( Empty, "a", "b", "foo" )).x
	f = matches(p, e)
	assertThrows(f, Array(   Nothing)).x
	assertThrows(f, Array(      True)).x
	assertThrows(f, Array(     False)).x
	assertThrows(f, Array(         0)).x
	assertThrows(f, Array(         1)).x
	assertThrows(f, Array(         2)).x
	assertThrows(f, Array(      4711)).x
	assertThrows(f, Array(CLng(4711))).x
	assertThrows(f, Array(    3.1415)).x	
	' under env = Empty (None) it does not match anything:
	refute_matches(p, Empty, Array( _
		Empty, Nothing, _
		True, False, _
		"", "a", "b", "foo", _
		0, 1, 2, 3, 4711, CLng(4711), 3.1415, _
		nil, List(nil), List(1, 2, 3) _
	)).x
End Function	
	
Function test_Pattern_matches_Var()
	Dim p As TPattern, f As Object, e As Object
	f = matches
	e = envEmpty
	
	p = patVar("a")
	assert_matches(p, e, Array( _
		Empty, Nothing, _
		True, False, _
		"", "a", "b", "foo", _
		0, 1, 2, 3, 4711, CLng(4711), 3.1415, _
		nil, List(nil), List(1, 2, 3) _
	)).x
	' under env = Empty (None) it does not match anything:
	refute_matches(p, Empty, Array( _
		Empty, Nothing, _
		True, False, _
		"", "a", "b", "foo", _
		0, 1, 2, 3, 4711, CLng(4711), 3.1415, _
		nil, List(nil), List(1, 2, 3) _
	)).x
	
	' bind the var "a" to the value "foo":
	e = matches(p, envEmpty, "foo")
	' under this env var-pattern "a" matches only "foo":
	assert_matches(p, e, 		"foo").x
	refute_matches(p, e, 		"bar").x
	' but under an env where "a" isn't bound it still matches anything
	e = extend(envEmpty, "b", "foo")
	assert_matches(p, e, "foo").x
	assert_matches(p, e, "bar").x
	f = matches(p, e)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TPattern, f As Object, e As Object
	f = matches
	e = envEmpty
	
	' pattern of the empty list
	p = patList_nil
	assert_matches(p, e, nil).x
	refute_matches(p, e, List(nil)).x
	
	' pattern of a non-empty list
	p = patList_cons(patVar("x"), patVar("xs"))
	refute_matches(p, e, nil).x
	assert_matches(p, e, List(nil)				).x
	assert_matches(p, e, List(nil, nil)			).x
	assert_matches(p, e, List(1)				).x
	assert_matches(p, e, List(1, 2, 3)			).x
	assert_matches(p, e, List("a")				).x
	assert_matches(p, e, List("a", "b", "c")	).x
	
	' pattern of a singleton list
	p = patList_cons(patVar("x"), patList_nil)
	refute_matches(p, e, nil).x
	assert_matches(p, e, List(nil)				).x
	refute_matches(p, e, List(nil, nil)			).x
	assert_matches(p, e, List(1)				).x
	refute_matches(p, e, List(1, 2, 3)			).x
	assert_matches(p, e, List("a")				).x
	refute_matches(p, e, List("a", "b", "c")	).x
	
	' pattern of a list with head equal to tail (so head must be a list, too)
	p = patList_cons(patVar("x"), patVar("x"))
	refute_matches(p, e, nil).x
	assert_matches(p, e, List(nil)				).x
	refute_matches(p, e, List(nil, nil)			).x
	'refute_matches(p, e, List(1)				).x	' does not type-check (x:1 matched against a list)
	'refute_matches(p, e, List(1, 2, 3)			).x ' -"-
	'assert_matches(p, e, List("a")				).x ' -"-
	'refute_matches(p, e, List("a", "b", "c")	).x ' -"-
	'refute_matches(p, e, List(List(1), List(1))	).x ' does not type-check
	assert_matches(p, e, List(List(1), 1) ).x
	refute_matches(p, e, List(List(1), 2) ).x
	
	' pattern of a list with first two elems equal
	p = patList_cons(patVar("x"), patList_cons(patVar("x"), pat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p = xpApp( _
			xpApp( _
				patDat(cons), _
				patVar("x") _
			), _
			patVar("xs") _
		)
	v = List(1, 2, 3)	'	mkDtTerminal("asdf") ' 
	e = envEmpty
	act = matches(p, e, v)
	show(act)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Of(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Of(x) &amp; ", " &amp; typeOf(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TypeCtor
	_name	  As String	 ' cannot use just "name", that's a BASIC directive
	arity	  As Integer ' the nr of typeArgs
	dataCtors As DataCtor Array
End Type

Type DataType
	str		 As String	' debugger shows that in inspector
	typeArgs As Array
	typeCtor As TypeCtor
End Type

Type DataCtor
	tag		 As String
	str		 As String	' debugger shows that in inspector
	_name	 As String	' see TypeCtor._name
	typeCtor As TypeCtor
	argTypes As Array
	arity    As Integer
End Type



Const DataCtor_name     = 0
Const DataCtor_argTypes = 1
Const DataCtor_typeCtor = 2

Const DataTypeCtor_name  	 = 0
Const DataTypeCtor_arity 	 = 1
Const DataTypeCtor_dataCtors = 2

		
Type DataValue
	str		 As String	' debugger shows that in inspector
	id		 As Long
	ctor	 As DataCtor
	fields   As Array
End Type

Sub Main
	[test_Type======================================]
End Sub


Function _newDataValue(ctor As DataValue, ByRef args As Array)
	Static instanceCount As Long
	Dim out As New DataValue
	out.ctor   = ctor
	out.fields = args
	out.id	   = instanceCount
	instanceCount = instanceCount + 1

	If Not(isNull(ctor)) Then
		_validate(out)
	End If
	_newDataValue = out
End Function


Function _validate(v As DataValue)
	Dim a As Integer : a = LBound(v.fields)
	If a &lt;&gt; 0 Then
		croak("_validate " &amp; ctor.fields(DataCtor_name) &amp; ":" _
			&amp; NL &amp; "expected 0-based args Array" _
			&amp; NL &amp; "but got a " &amp; a &amp; "-based one: " _
			&amp; NL &amp; toString(v.fields) _
		)
	End If
	Goto _validate_check_count_only	' can comment out
	'Goto _validate_check_types		' can comment out

_validate_end:	' to make "no-checks" the shortest path
	Exit Function
	
_validate_check_types:
	croak("_validate/type-check: NYI")
	Goto _validate_end
	
_validate_check_count_only:
	Dim x As Integer
	a = UBound(v.fields)
	x = UBound(v.ctor.fields(DataCtor_argTypes))
	If x &lt;&gt; a Then
		x = x + 1
		a = a + 1
		croak("_validate: DataCtor " &amp; v.ctor.fields(DataCtor_name) _
			&amp; " requires " &amp; x &amp; IIf(x = 1, " arg", " args") _
			&amp; " - got " &amp; a _
		)
	End If
	Goto _validate_end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_ctor(o As Object)
	_ctor = o.ctor
End Function

Function _fields(o As Object)
	_fields = o.fields
End Function

Function field(idx As Integer, v As DataValue)
	field = v.fields(idx)
End Function


Function DataValue_same(a As DataValue, b As DataValue)
	DataValue_same = (a.id = b.id)
End Function

Function DataValue_genericToString(v As DataValue)
	Dim out
	Dim ctor   As Variant : ctor   = v.ctor
	Dim fields As Variant : fields = v.fields
	Dim cStr   As String
	Dim fStr   As String
	If isDataValue(ctor) Then
		If DataValue_same(v, ctor) Then
			cStr = cStr &amp; "-&gt;self"
		Else
			cStr = cStr &amp; DataValue_genericToString(ctor)
		End If
	Else
		cStr = toString(ctor)
	End If
	If isArray(fields) Then
		fStr = "Array("
		Dim i As Integer, w As Variant
		For i = 0 To UBound(fields)
			If i &gt; 0 Then : fStr = fStr &amp; ", " : End If
			w = fields(i)
			If isDataValue(w) Then
				fStr = fStr &amp; DataValue_genericToString(w)
			Else
				fStr = fStr &amp; toString(w)
			End If
		Next i
		fStr = fStr &amp; ")"
	Else
		fStr = toString(fields)
	End If
	out = "{ctor: " &amp; cStr &amp; ", fields: " &amp; fStr &amp; "}"
	DataValue_genericToString = out
End Function


Function _applyDataCtor_lax(ctor As DataValue, args As Array)
	Dim x As Integer, a As Integer
	a = LBound(args)
	If a &lt;&gt; 0 Then
		croak("_applyDataCtor_lax " &amp; ctor.fields(DataCtor_name) &amp; ":" _
			&amp; NL &amp; "invalid " &amp; a &amp; "-based args Array" _
			&amp; NL &amp; "expected 0-based Array")
	Else
		x = UBound(ctor.fields(DataCtor_argTypes))
		a = UBound(args)
		If a &lt;&gt; x Then
			a = a + 1 : x = x + 1
			croak("_applyDataCtor_lax " &amp; ctor.fields(DataCtor_name) _
				&amp; ":" _
				&amp; NL &amp; "expected " &amp; x &amp; " arg" &amp; IIf(x = 1, "", "s") _
				&amp; " but got " &amp; a _
				&amp; NL &amp; toString(args))
		End If
	End If
	_applyDataCtor_lax = _newDataValue(ctor, args)
End Function

Sub _setTypeCtor(dataCtor As DataValue, dataTypeCtor As DataValue)
	' TODO: check that dataCtor really is a DataCtor
	' TODO: check that dataTypeCtor really is a DatatypeCtor
	dataCtor.fields(DataCtor_typeCtor) = dataTypeCtor
End Sub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isTypeOf(t As Object, v As DataValue)
	Dim out
	out = False
	If Not(isDataValue(t)) Then
		croak("isTypeOf/NYI: test against non-dataType type " &amp; toString(t))
	End If
	If isDataTypeCtor(t) Then
		Dim r As Integer
		r = field(DataTypeCtor_arity, t)
		If (r &lt;&gt; 0) Then
			croak("isTypeOf/NYI: test against not-completely-applied TypeCtor " &amp; toString(t))
		End If
		Dim c  As DataValue : c  = ctorOf(v)
		Dim tc As DataValue : tc = field(DataCtor_typeCtor, c)
		
		out = field(DataTypeCtor_name, tc) = field(DataTypeCtor_name, t)
	Else
		croak("isTypeOf/NYI: test against type " &amp; toString(t))
	End If
	isTypeOf = out
End Function

Function _newDataCtor( _
	typeCtor As TypeCtor, _
	name 	 As String, _
	argTypes As Array _
)
	Dim out As New DataCtor
	out.tag = "DataCtor"
	out._name = name
	out.typeCtor = typeCtor
	Dim lo As Integer : lo = LBound(argTypes)
	Dim hi As Integer : hi = UBound(argTypes)
	Dim n  As Integer : n = hi - lo + 1
	out.arity = n

	Dim typeStr As String, i As Integer
	typeStr = ""
	If n = 0 Then
		out.argTypes = Array()
	Else
		Dim ats(0 To n - 1)
		Dim t As Variant
		Dim k As Integer : k = 0
		For i = lo To hi
			t = argTypes(i)
			If isInteger(t) Then
				If (t &lt; 0) Or (t &gt;= typeCtor.arity) Then
					croak("_newDataCtor " &amp; name &amp; ": " _
						&amp; "invalid type var index " &amp; t _
						&amp; " - expected [0.." &amp; (typeCtor.arity - 1) &amp; "]"_
					)
				End If
				typeStr = typeStr &amp; "a" &amp; t &amp; " -&gt; "
			ElseIf isType(t) Then
				If isArrowType(t) Then
					typeStr = typeStr &amp; "(" &amp; t.str &amp; ")"
				Else
					typeStr = typeStr &amp; t.str
				End If
				typeStr = typeStr &amp; " -&gt; "
			Else
				croak("_newDataCtor " &amp; name &amp; ": " _
					&amp; "invalid type arg " &amp; toString(t) _
				)
			End If
			ats(k) = t
			k = k + 1
		Next i
	End If
	
	typeStr = typeStr &amp; typeCtor._name
	For i = 0 To typeCtor.arity - 1
		typeStr = typeStr &amp; " a" &amp; i
	Next i

	out.str = typeCtor._name &amp; "." &amp; name &amp; " :: " &amp; typeStr
	_newDataCtor = out
End Function

Function _newTypeCtor( _
	name As String, _
	arity As Integer, _
	dataCtorDefs As Array _
) As TypeCtor
	Dim out As New TypeCtor
	out._name = name
	out.arity = arity
	Dim lo As Integer : lo = LBound(dataCtorDefs)
	Dim hi As Integer : hi = UBound(dataCtorDefs)
	Dim n  As Integer : n = hi - lo + 1
	If n = 0 Then
		out.dataCtors = Array()
	Else
		n = CInt(n / 2)
		Dim dataCtors(0 To n - 1)
		Dim c As Object
		Dim i As Integer : i = lo
		Dim k As Integer : k = 0
		Dim argTypes ' the types of the ctors arguments - NOT typeArgs!
		Do Until i &gt; hi
			c = _newDataCtor(out, dataCtorDefs(i), dataCtorDefs(i + 1))
			dataCtors(k) = c
			i = i + 2
			k = k + 1
		Loop
		out.dataCtors = dataCtors
	End If
	_newTypeCtor = out
End Function

Function isDataType(x As Variant)
	Dim out
	out = False
	On Local Error Goto isDataType_end
	out = _isDataType(x) ' DON'T .-access x here!! (simpler this way anyhow)
isDataType_end:
	isDataType = out
End Function

' provokes an error if x isn't a DataType
Function _isDataType(x As DataType) As Boolean
	_isDataType = Not(isNull(x.typeCtor)) And isArray(x.typeArgs)
End Function

Function isType(t As Variant)
	isType = isDataType(t) Or False
End Function

Function isArrowType(x As Variant)
	Dim out
	out = False
	' TODO: implent isArrowType
	isArrowType = out
End Function

' that's how to make a DataType: apply a typeCtor to some types
Function applyTC(tc As TypeCtor, typeArgs As Array) As DataType
	Dim out, n As Integer, k As Integer
	k = LBound(typeArgs)
	n = UBound(typeArgs) - k + 1
	If (n &lt;&gt; tc.arity) Then
		croak("applyTC " &amp; tc._name &amp; ": expected " &amp; tc.arity _
			&amp; " type arg" &amp; IIf(tc.arity = 1, "", "s") &amp; " but got " &amp; n _
			&amp; ": " &amp; NL &amp; toString(typeArgs) _
		)
	End If
	out = New DataType
	out.typeCtor = tc
	Dim str As String
	str = tc._name
	If n = 0 Then
		out.typeArgs = Array()
	Else
		Dim tas(0 To n - 1)
		Dim a
		Dim i As Integer
		For i = 0 To n - 1
			a = typeArgs(k)
			If isType(a) Then
				If isDataType(a) Then
					If a.typeCtor.arity = 0 Then
						str = str &amp; " " &amp; a.str
					Else
						str = str &amp; " (" &amp; a.str &amp; ")"
					End If
				'ElseIf isBaseType(a) Or isTypeVar(a) Then
				'	str = str &amp; " " a._name
				End If
			Else
				croak("applyTc: invalid type arg " _
					&amp; "- expected a Type, not " &amp; typeOf(a) _
					&amp; ": " &amp; NL &amp; toString(a) _
				)
			End If
			tas(i) = a
			k = k + 1
		Next i
		out.typeArgs = tas
	End If
	out.str = str
	applyTC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Of(a) _
			&amp; " and " &amp; typeOf(b))
	End If
	Type_equ = out
End Function






Function applyDC(c As DataCtor, _
	Optional a0, _
	Optional a1, _
	Optional a2, _
	Optional a3, _
	Optional a4 _
)
	Dim out As Object
	If     isMissing(a0) Then :	out = _newDataValue(c, emptyArray)
	ElseIf isMissing(a1) Then :	out = _newDataValue(c, Array(a0))
	ElseIf isMissing(a2) Then :	out = _newDataValue(c, Array(a0, a1))
	ElseIf isMissing(a3) Then :	out = _newDataValue(c, Array(a0, a1, a2))
	ElseIf isMissing(a4) Then :	out = _newDataValue(c, Array(a0, a1, a2, a3))
	Else
		croak("applyDC " &amp; ctor.name &amp; ": " _
			&amp; " only up to 4 args supported - got 5" _
		)
	End If
	applyDC = out
End Function


Function typeOf(x As Variant)
	Dim out As String
	out = TypeName(x)
	If out = "Object" Then
		out = _typeOf(x) ' DONT access fields in here!
	ElseIf IsArray(x) Then
		out = "Array"
	End If
	typeOf = out
End Function

Function _typeOf(o As Object)
	Dim out As String
	out = "Object"
	On Local Error Goto _typeOf_end
	out = out &amp; "/" &amp; _tyname(o)
_typeOf_end:
	_typeOf = out
End Function

Function _tyname(o As Object)
	_tyname = o.tyname
End Function

Function ctorOf(Optional x As Variant)
	Static oFn As Object : If isNull(oFn) Then : oFn = Fn.ctorOf : End If
	Dim out As Variant
	If isMissing(x) Then : out = oFn
	Else
		out = Empty
		If isObject(x) Then
			If Not(isNull(x)) Then
				On Local Error Goto ctorOf_end
				out = _ctor(x) ' DONT access fields in here!
				If Not(isDataValue(out)) Then
					On Local Error Goto ctorOf_error
					Dim null As Object
					null.provoke_an_error
				End If
			End If
		End If
	End If
ctorOf_end:
	ctorOf = out
	Exit Function
ctorOf_error:
	croak("ctorOf: object with invalid .ctor :: " _
	    &amp; typeOf(out) &amp; NL &amp; toString(out))
End Function

Function ctorName(v As DataValue)
	Dim out
	out = v.ctor.fields(DataCtor_name)
	ctorName = out
End Function


Function isString(Optional x As Variant)
	If isMissing(x) Then
		isString = Fn.isString
	Else
		isString = (typeOf(x) = typeOf(""))
	End If
End Function

Function isInteger(Optional x As Variant)
	Dim out As Variant
	If isMissing(x) Then : out = Fn.isInteger
	Else 				 : out = (typeOf(x) = typeOf(0))
	End If
	isInteger = out
End Function


Function [test_Type======================================]
	test_Type_typeOf()
	test_Type_isObject()
	test_Type_isString()
	test_Type_isInteger()
	
	test_Type_isDataValue()
	test_Type_DataValue()
	test_Type_ctorOf()
	
	bootStrap()
		
	'test_Type_isDataType()
	'test_Type_TypeCtor()
	'test_Type_DataCtor()
End Function


Type TTest_NoTyname
End Type

Type TTest_Tyname
	tyname As String
End Type

Type TTest_Foo
	bar As Integer
End Type

Type TTest_Ctor
	ctor As Variant
End Type


Function test_Type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test_Type_ctorOf()
	assertEqual(ctorOf(Nothing),	Empty).x
	assertEqual(ctorOf(Empty),		Empty).x
	assertEqual(ctorOf(True),		Empty).x
	assertEqual(ctorOf(False),		Empty).x
	assertEqual(ctorOf(""),			Empty).x
	assertEqual(ctorOf("blah"),		Empty).x
	assertEqual(ctorOf( 0),			Empty).x
	assertEqual(ctorOf( 1),			Empty).x
	assertEqual(ctorOf(-1),			Empty).x
	assertEqual(ctorOf(3.1415),		Empty).x

	Dim o As Object, act As Variant
	
	' an object without member .ctor:
	o = New TTest_TyName
	assertEqual(ctorOf(o), Empty).x
	o.tyname = "foo"
	assertEqual(ctorOf(o), Empty).x

	' an object with a member .ctor:
	o = New TTest_Ctor
	o.ctor = Empty		: assertThrows(ctorOf, Array(o)).x
	o.ctor = Nothing	: assertThrows(ctorOf, Array(o)).x
	o.ctor = True		: assertThrows(ctorOf, Array(o)).x
	o.ctor = False		: assertThrows(ctorOf, Array(o)).x
	o.ctor = ""			: assertThrows(ctorOf, Array(o)).x
	o.ctor = "foo"		: assertThrows(ctorOf, Array(o)).x
	o.ctor =  0			: assertThrows(ctorOf, Array(o)).x
	o.ctor =  1			: assertThrows(ctorOf, Array(o)).x
	o.ctor = -1			: assertThrows(ctorOf, Array(o)).x
	o.ctor = 3.1415		: assertThrows(ctorOf, Array(o)).x
	o.ctor = Array()	: assertThrows(ctorOf, Array(o)).x
	' even a fn object:
	o.ctor = ctorOf		: assertThrows(ctorOf, Array(o)).x
End Function

Function bootStrap()
	Dim cFoo, v
	' let's make something that is (almost) a DataCtor
	cFoo = _newDataValue(Nothing, Array( _
		"Foo", _
		emptyArray, _
		Nothing _
	)
	assertEqual(isDataValue(cFoo), True).x
	
	' There's a member .id on each DataValue which is unique to
	' the particular instance. This yields a notion of sameness:
	assertEqual(DataValue_same(cFoo, cFoo), True).x
	' Even if we provide the very same values, we'll get a
	' different instance:
	v = _newDataValue(Nothing, Array( _
		"Foo", _
		emptyArray, _
		Nothing _
	)
	assertEqual(DataValue_same(v, cFoo), False).x
	' "Sameness" is of course symmetric, ie x same y iff y same x:
	assertEqual(DataValue_same(cFoo, v), False).x
	' ...and it is of course reflexive, ie forall x: x same x
	assertEqual(DataValue_same(v, v), True).x
	
	' The function DataValue_genericToString provides a way to
	' see what's inside a DataValue:
	Dim cFooStr As String
	cFooStr = DataValue_genericToString(cFoo)
	assertEqual( _
		cFooStr, _
		 "{" _
		 	&amp; "ctor: Nothing, " _
			&amp; "fields: Array(" _
				&amp; "'Foo', " _ 
				&amp; "Array(), " _ 
				&amp; "Nothing" _
			&amp; ")" _
		&amp; "}" _
	).x

	' with that we can make a Foo value:
	v = _newDataValue(cFoo, emptyArray)
	assertEqual(isDataValue(v), True).x
	' it has a constructor that ctorOf accepts:
	assertEqual(isDataValue(ctorOf(v)), True).x
	Dim vStr As String
	vStr = DataValue_genericToString(v)
	assertEqual( _
		vStr, _
		"{ctor: " &amp; cFooStr &amp; ", fields: Array()}" _
	).x
	
	' access ctor fields:
	' TODO: why not .fields ?
	Dim c
	c = ctorOf(v)
	assertEqual(           field(DataCtor_name,     c),      "Foo").x
	assert_toString_equals(field(DataCtor_argTypes, c), emptyArray).x
	assertEqual(           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have yet
	' But types (type expressions) may also be type variables. Let's
	' just use plain strings and pretend they're type vars.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assertEqual( _
		cDataCtorStr, _
		 "{" _ 
		 	&amp; "ctor: Nothing, " _
			&amp; "fields: Array(" _
				&amp; "'DataCtor', " _ 
				&amp; "Array(" _
					&amp; "'String', " _
					&amp; "'List_of_TypeExpr', " _
					&amp; "'TDataTypeCtor'" _
				&amp; "), " _ 
				&amp; "Nothing" _
			&amp; ")" _
		&amp; "}" _
	).x

	' Let's put this in as cFoo's .ctor:
	cFoo.ctor = cDataCtor
	' Now cFoo looks like this:
	cFooStr = DataValue_genericToString(cFoo)
	assertEqual( _
		cFooStr, _
		 "{" _
		 	&amp; "ctor: " &amp; cDataCtorStr &amp; ", " _
			&amp; "fields: Array(" _
				&amp; "'Foo', " _ 
				&amp; "Array(), " _ 
				&amp; "Nothing" _
			&amp; ")" _
		&amp;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_ 
		 	&amp; "ctor: -&gt;self, " _
			&amp; "fields: Array(" _
				&amp; "'DataCtor', " _ 
				&amp; "Array(" _
					&amp; "'String', " _
					&amp; "'List_of_TypeExpr', " _
					&amp; "'TDataTypeCtor'" _
				&amp; "), " _ 
				&amp; "Nothing" _
			&amp; ")" _
		&amp; "}" _
	).x
	
	
	' So what's the type of cDataCtor, ie what should we put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typeArgs.
	' Let's factor this out:
	cDataTypeCtor = _applyDataCtor_lax(cDataCtor, Array( _
		"DataTypeCtor", _
		Array("String", "Integer", "List_of_DataCtor"), _
		Nothing _
	))
	' The function _applyDataCtor_lax will check if the nr of arguments
	' is correct, but it will NOT try to check their types.
	' It will then create a DataValue and fill in members
	' .ctor and .fields
	assertEqual(isDataValue(cDataTypeCtor), 		True).x
	assertEqual(isDataValue(ctorOf(cDataTypeCtor)), True).x
	assertEqual( _
		field(DataCtor_name, ctorOf(cDataTypeCtor)), _
		field(DataCtor_name, cDataCtor) _
	).x
	assert_toString_equals( _
		field(DataCtor_argTypes, ctorOf(cDataTypeCtor)), _
		field(DataCtor_argTypes, cDataCtor) _
	).x
	' and also - even if still empty:
	assert_toString_equals( _
		field(DataCtor_typeCtor, ctorOf(cDataTypeCtor)), _
		field(DataCtor_typeCtor, cDataCtor) _
	).x
	'TODO: Another repeated pattern is that of making DataValues that serve
	'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cDataTypeCtorStr, _
		 "{" _ 
		 	&amp; "ctor: " &amp; cDataCtorStr &amp; ", " _
			&amp; "fields: Array(" _
				&amp; "'DataTypeCtor', " _ 
				&amp; "Array(" _
					&amp; "'String', " _
					&amp; "'Integer', " _
					&amp; "'List_of_DataCtor'" _
				&amp; "), " _ 
				&amp; "Nothing" _
			&amp; ")" _
		&amp; "}" _
	).x
	' Or the whole picture:
	assertEqual(cDataTypeCtorStr, _
		 "{" _ 
		 	&amp; "ctor: {" _
				&amp; "ctor: -&gt;self, " _
				&amp; "fields: Array(" _
					&amp; "'DataCtor', " _ 
					&amp; "Array(" _
						&amp; "'String', " _
						&amp; "'List_of_TypeExpr', " _
						&amp; "'TDataTypeCtor'" _
					&amp; "), " _ 
					&amp; "Nothing" _
				&amp; ")" _ 
			&amp; "}, " _
			&amp; "fields: Array(" _
				&amp; "'DataTypeCtor', " _ 
				&amp; "Array(" _
					&amp; "'String', " _
					&amp; "'Integer', " _
					&amp; "'List_of_DataCtor'" _
				&amp; "), " _ 
				&amp; "Nothing" _
			&amp; ")" _
		&amp; "}" _
	).x
	
	
	' Now we'll make a value from that cDataTypeCtor, and that value
	' will serve as the typeCtor for DataCtor:
	Dim tcDat As DataValue
	tcDat = _applyDataCtor_lax(cDataTypeCtor, Array( _
		"TDataCtor", _
		0, _
		Array(cDataCtor) _
	)
	' Since cDataCtor is a (the only) data ctor of tcDat, cDataCtor's
	' "typeCtor" field points back to tcDat. We could do this by indexing
	' into the .fields member and writing it there, like so:
	' cDataCtor.fields(DataCtor_typeCtor) = tcDat
	' But again, this pointer-fixing will occur everytime we create a new
	' data type (and its constructors), so:
 	assertEqual(field(DataCtor_typeCtor, cDataCtor), Nothing).x
	' was empty, now set it:
	_setTypeCtor(cDataCtor, tcDat)
	' now it's set:
	Dim it
	it = field(DataCtor_typeCtor, cDataCtor)
	assertEqual(isDataValue(it), True).x
	' we also have constants for accessing a DataTypeCtor's fields:	
	assertEqual( _
		field(DataTypeCtor_name, it), _
		field(DataTypeCtor_name, tcDat) ).x
	assertEqual( _
		field(DataTypeCtor_arity, it), _
		field(DataTypeCtor_arity, tcDat) ).x
	assert_toString_equals( _
		field(DataTypeCtor_dataCtors, it), _
		field(DataTypeCtor_dataCtors, tcDat) ).x


	' What's still missing is a typeCtor for cDataTypeCtor. We already
	' have a ctor to construct DataTypeCtor s: cDataTypeCtor. It'll
	' be quite simple again, with only one data ctor (cDataTypeCtor),
	' and name "TDataTypeCtor":
	' TDataTypeCtor = DataTypeCtor String Int (List DataCtor)
	Dim tcTyp As DataValue
	tcTyp = _applyDataCtor_lax(cDataTypeCtor, Array( _
		"TDataTypeCtor", _
		0, _
		Array(cDataTypeCtor) _
	))
	' and fill in the back-pointer:
	_setTypeCtor(cDataTypeCtor, tcTyp)
	
	' Let's go back to old data ctor cFoo. It itself has got a proper
	' constructor (cDataCtor) but no DataTypeCtor in field typeCtor:
	assertEqual(field(DataCtor_typeCtor, cFoo), Nothing).x
	' But before we go on to make one, let's make things a bit more 
	' interesting. Why not give him a brother:
	Dim cBar As DataValue
	cBar = _applyDataCtor_lax(cDataCtor, Array( _
		"Bar", _
		emptyArray, _
		Nothing _
	)
	' Bar just looks like his twin Foo, only the names are different.
	' Of course they have the same "parent":
	Dim tcFooOrBar As DataValue
	tcFooOrBar = _applyDataCtor_lax(cDataTypeCtor, Array( _
		"FooOrBar", _
		0, _
		Array(cFoo, cBar) _
	)
	_setTypeCtor(cFoo, tcFooOrBar)
	_setTypeCtor(cBar, tcFooOrBar)
	' FooOrBar = Foo | Bar
	' We can now make values of type FooOrBar
	Dim x, y, z
	x = _applyDataCtor_lax(cFoo, Array())
	y = _applyDataCtor_lax(cBar, Array())
	z = _applyDataCtor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Typ, tcFooOrBar), True).x
	' Similarly, neither cFoo nor cBar are FooBar s:
	assertEqual(isTypeOf(tcFooOrBar, cFoo), False).x
	assertEqual(isTypeOf(tcFooOrBar, cBar), False).x
	' They're data constructors:
	assertEqual(isTypeOf(tcDat, cFoo), True).x
	assertEqual(isTypeOf(tcDat,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 Well, FooOrBar seems a bit boring. However, imagine just
	' different names:
	' - "Foo"      -&gt; "False"
	' - "Bar"      -&gt; "True"
	' - "FooOrBar" -&gt; "Bool"
	' From that we can see that even simple enumerations like that
	' are useful. Let's enumerate some types we have in BASIC:
	' BasicType = Boolean | String | Integer | Long | Double | Object
	Dim cBoolean, cString, cInteger, cLong, cDouble, cObject
	cBoolean = _applyDataCtor_lax(cDataCtor, Array("Boolean", emptyArray, Nothing))
	cString  = _applyDataCtor_lax(cDataCtor, Array("String",  emptyArray, Nothing))
	cInteger = _applyDataCtor_lax(cDataCtor, Array("Integer", emptyArray, Nothing))
	cLong    = _applyDataCtor_lax(cDataCtor, Array("Long",    emptyArray, Nothing))
	cDouble  = _applyDataCtor_lax(cDataCtor, Array("Double",  emptyArray, Nothing))
	cObject  = _applyDataCtor_lax(cDataCtor, Array("Object",  emptyArray, Nothing))
	Dim dataCtors, tcBasicType
	dataCtors = Array(cBoolean, cString, cInteger, cLong, cDouble, cObject)
	tcBasicType = _applyDataCtor_lax(cDataTypeCtor, _
		Array("BasicType", 0, dataCtors) _
	)
	For i = 0 To UBound(dataCtors)
		_setTypeCtor(dataCtors(i), tcBasicType)
	Next i
	' So now these are all proper data ctors:
	For i = 0 To UBound(dataCtors)
		assertEqual(isTypeOf(tcDat, dataCtors(i)), True).x
	Next i

	' Values created from these constructors:
	Dim vBoolean, vString, vInteger, vLong, vDouble, vObject
	vBoolean = _applyDataCtor_lax(cBoolean, emptyArray)
	vString  = _applyDataCtor_lax(cString,  emptyArray)
	vInteger = _applyDataCtor_lax(cInteger, emptyArray)
	vLong    = _applyDataCtor_lax(cLong,    emptyArray)
	vDouble  = _applyDataCtor_lax(cDouble,  emptyArray)
	vObject  = _applyDataCtor_lax(cObject,  emptyArray)
	Dim vBasicTypes
	vBasicTypes = Array(vBoolean, vString, vInteger, vLong, vDouble, vObject)
	
	' They're all of type BasicType:
	For i = 0 To UBound(dataCtors)
		v = vBasicTypes(i)
		assertEqual(isTypeOf(tcBasicType, v), True).x
	Next i
	' And they're not FooOrBar s, or DataCtor s or whatever:
	For i = 0 To UBound(dataCtors)
		v = vBasicTypes(i)
		assertEqual(isTypeOf(tcFooOrBar, v), False).x
		assertEqual(isTypeOf(tcDat,		 v), False).x
		assertEqual(isTypeOf(tcTyp,		 v), False).x
	Next i
	
	' With that we can replace the dummy strings "String" and "Integer"
	' that we used when defining DataCtor and DataTypeCtor:
	cDataCtor.fields(DataCtor_argTypes)(0) = vString ' field name
	' TODO: (even before) set cDataCtor.argType(2) = tcTyp
	cDataTypeCtor.fields(DataCtor_argTypes)(0) = vString  ' field name
	cDataTypeCtor.fields(DataCtor_argTypes)(1) = vInteger ' field arity

		
End Function



' ##############################################
Function test_Type_DataValue_old()	
	Dim tc, dt
	Dim c1, c2
	Dim v1, v2
	
	tc = _newTypeCtor("TC_Unit", 0, Array( _
		"_Unit", Array() _
	))
	dt = applyTC(tc, Array())
	c1 = tc.dataCtors(0)
	assertEqual(c1.arity, 0).x
	
	v1 = applyDC(c1)
	assertEqual(DataCtor_equ(v1.ctor, c1), True).x
	assertEqual(UBound(v1.fields), UBound(Array())).x
	v1 = applyDC(c1, Array())

	show(v1.ctor.str, c1.str)
	assertEqual(DataType_equ(v1.dataType, dt), True).x
End Function



Function test_Type_isDataType()
	' positive tests below in test_TypeCtor
	' main thing to prove is that it doesn't throw
	assertEqual(isDataType(Nothing),            False).x
	assertEqual(isDataType(Empty),              False).x
	assertEqual(isDataType(True),               False).x
	assertEqual(isDataType(False),              False).x
	assertEqual(isDataType(""),                 False).x
	assertEqual(isDataType("a"),                False).x
	assertEqual(isDataType("foobar"),           False).x
	assertEqual(isDataType(0),                  False).x
	assertEqual(isDataType(1),                  False).x
	assertEqual(isDataType(3.14),               False).x
	assertEqual(isDataType(Array()),            False).x
	assertEqual(isDataType(Array(42)),          False).x
	assertEqual(isDataType(Array(42)),          False).x
	
	Dim o As Object
	o = New TTest_Foo
	assertEqual(isDataType(o), False).x
End Function

Function test_Type_TypeCtor()
	Dim tc0, tc1
	tc0 = _newTypeCtor("TC0", 0, Array())
	assertEqual(isDataType(tc0),           False).x
	assertEqual(tc0._name, "TC0").x
	assertEqual(tc0.arity, 	  0 ).x
	assertEqual(TypeCtor_equ(tc0, tc0), 	True).x
	
	tc1 = _newTypeCtor("TC1", 1, Array())
	assertEqual(tc1._name, "TC1").x
	assertEqual(tc1.arity, 	  1 ).x
	assertEqual(TypeCtor_equ(tc1, tc1), 	True).x

	assertEqual(TypeCtor_equ(tc0, tc1), 	False).x
	assertEqual(TypeCtor_equ(tc1, tc0), 	False).x
	
	Dim dt0, args
	args = Array()
	dt0 = applyTC(tc0, args)
	assertEqual(isDataType(dt0), True).x
	assertEqual(LBound(dt0.typeArgs),  0).x
	assertEqual(UBound(dt0.typeArgs), -1).x
	assertEqual(TypeCtor_equ(tc0, dt0.typeCtor), True).x
	
	Redim args(0 To 1)
	assertEqual(UBound(dt0.typeArgs), -1).x

	Dim dt1
	'assertThrows(Fn.applyTC, Array(tc1, Array(tc1)) ).x
	args = Array(dt0)
	dt1 = applyTC(tc1, args)
	assertEqual(LBound(dt1.typeArgs),  0).x
	assertEqual(UBound(dt1.typeArgs),  0).x
	assertEqual(TypeCtor_equ(tc1, dt1.typeCtor), True).x
	assertEqual(DataType_equ(dt1.typeArgs(0), dt0), True).x

	' the typeArgs array cannot be changed via ByRef var:
	args(0) = dt1
	assertEqual(DataType_equ(dt1.typeArgs(0), dt0), True).x

	Dim dt1b
	args = Array(dt0)
	dt1b = applyTC(tc1, args)
	assertEqual(DataType_equ(dt1b, dt1), True).x
	
	args = Array(dt1) ' TC1 (TC1 TC0) is also a proper DataType
	dt1b = applyTC(tc1, args) ' but different from TC1 TC0:
	assertEqual(DataType_equ(dt1b, dt1), False).x
End Function

Function test_Type_DataCtor()
	Dim tc
	Dim c1, c2
	Dim dtUnit, dtBool, dtMaybeUnit, dtMaybeBool
	
	' no type args, only 1 zero-arg data ctor ~ Unit
	tc = _newTypeCtor("TC_Unit", 0, _
		Array( _
			"_Unit", Array() _
		) _
	)
	c1 = tc.dataCtors(0)
	assertEqual(c1._name, "_Unit").x
	assertEqual(c1.arity,       0).x
	assertEqual(TypeCtor_equ(c1.typeCtor, tc), True).x
	dtUnit = applyTC(tc, Array())
	
	' no type args, 2 zero-arg data ctors ~ Bool
	tc = _newTypeCtor("TC_Bool", 0, _
		Array( _
			"_False", Array(), _
			"_True",  Array() _
		) _
	)
	c1 = tc.dataCtors(0)
	assertEqual(c1._name, "_False").x
	assertEqual(c1.arity,        0).x
	assertEqual(TypeCtor_equ(c1.typeCtor, tc), True).x
	c2 = tc.dataCtors(1)
	assertEqual(c2._name, "_True").x
	assertEqual(c2.arity,       0).x
	assertEqual(TypeCtor_equ(c2.typeCtor, tc), True).x
	dtBool = applyTC(tc, Array())
	
	' one type args, 2 data ctors ~ Maybe
	tc = _newTypeCtor("TC_Maybe", 1, _
		Array( _
			"_None", Array(), _
			"_Some", Array(0) _
		) _
	)
	c1 = tc.dataCtors(0)
	assertEqual(c1._name, "_None").x
	assertEqual(c1.arity,      0).x
	assertEqual(TypeCtor_equ(c1.typeCtor, tc), True).x
	c2 = tc.dataCtors(1)
	assertEqual(c2._name, "_Some").x
	assertEqual(c2.arity,       1).x
	assertEqual(TypeCtor_equ(c2.typeCtor, tc), True).x

	'show(c1.str, c2.str)

	dtMaybeUnit = applyTC(tc, Array(dtUnit))
	dtMaybeBool = applyTC(tc, Array(dtBool))
	
	'show(dtMaybeUnit.str)

	' dataCtors may only refer to typeVars with index &lt; typeCtor.arity:
	'assertThrows(_newTypeCtor("TC_Foo", 0, Array("_Bar", Array(0)))).x
	'assertThrows(_newTypeCtor("TC_Foo", 1, Array("_Bar", Array(1)))).x
		
	' two type args, one 2-arg data ctors ~ Pair
	tc = _newTypeCtor("TC_Pair", 2, _
		Array( _
			"_Pair", Array(0, 1) _
		) _
	)
	c1 = tc.dataCtors(0)
	assertEqual(c1._name, "_Pair").x
	assertEqual(c1.arity,       2).x
	assertEqual(TypeCtor_equ(c1.typeCtor, tc), True).x

	' two type args, two 1-arg data ctors ~ Either
	tc = _newTypeCtor("TC_Either", 2, _
		Array( _
			"_Left",  Array(0), _
			"_Right", Array(1) _
		) _
	)
	c1 = tc.dataCtors(0)
	assertEqual(c1._name, "_Left").x
	assertEqual(c1.arity,       1).x
	assertEqual(TypeCtor_equ(c1.typeCtor, tc), True).x
	c2 = tc.dataCtors(1)
	assertEqual(c2._name, "_Right").x
	assertEqual(c2.arity,       1).x
	assertEqual(TypeCtor_equ(c2.typeCtor, tc), True).x
	
	
	'-- data ctors with non-var argument types:

	' one type arg, 1 data ctors ~ package together something and a Bool
	tc = _newTypeCtor("TC_Foo", 1, _
		Array( _
			"_Bar", Array(0, dtMaybeBool) _
		) _
	)
	c1 = tc.dataCtors(0)
	assertEqual(c1._name, "_Bar").x
	assertEqual(c1.arity,      2).x
	assertEqual(TypeCtor_equ(c1.typeCtor, tc), True).x
	
	'show(c1.str)
	
	' List a b = Nil
	'          | Cons a List b a

	' Now for *recursive* dataTypes, such as List a
	tc = _newTypeCtor("TC_List", 1, _
		Array( _
			"_Nil",  Array(), _
			"_Cons", Array(0, tc), _
		) _
	)
	c1 = tc.dataCtors(0)
	c2 = tc.dataCtors(1)
	show(c2.str)
	' close the loop:
	c2.argTypes(1) = tc
	show(c2.str)
	
	assertEqual(c1._name, "_Nil").x
	assertEqual(c1.arity,      0).x
	assertEqual(TypeCtor_equ(c1.typeCtor, tc), True).x
	assertEqual(c2._name, "_Cons").x
	assertEqual(c2.arity,       2).x
	assertEqual(TypeCtor_equ(c2.typeCtor, tc), True).x
	
	show(applyTC(tc, Array(dtBool)).str)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